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officeooo:paragraph-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officeooo:paragraph-rsid="001ec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6e15b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8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f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183c70"/>
    </style:style>
    <style:style style:name="T12" style:family="text">
      <style:text-properties officeooo:rsid="0019f333"/>
    </style:style>
    <style:style style:name="T13" style:family="text">
      <style:text-properties officeooo:rsid="001ba0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8"><text:span text:style-name="T5">Numéro : </text:span><text:span text:style-name="T9">cas B-</text:span><text:span text:style-name="T10">R-4</text:span><text:span text:style-name="T9">  </text:span></text:p>
                </table:table-cell>
              </table:table-row>
              <table:table-row>
                <table:table-cell table:style-name="Tableau2.A2" office:value-type="string">
                  <text:p text:style-name="P2">Nom : <text:span text:style-name="T4">Ajouter une recette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11">Webmaster (admin)</text:span></text:p>
                </table:table-cell>
              </table:table-row>
              <table:table-row>
                <table:table-cell table:style-name="Tableau2.A2" office:value-type="string">
                  <text:p text:style-name="P8"><text:span text:style-name="T5">Description succincte : </text:span><text:span text:style-name="T6"><text:s/></text:span><text:span text:style-name="T8">utilisation d’un </text:span><text:span text:style-name="T6">m</text:span><text:span text:style-name="T7">odèle</text:span><text:span text:style-name="T6"> </text:span><text:span text:style-name="T8">(template) </text:span><text:span text:style-name="T6">pour ajouter une recette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 <text:span text:style-name="T11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1">4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1">Le webmaster a sélectionné ajouter une recett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Le webmaster a sélectionné ajouter une recette dans le back-office</text:p>
                  <text:p text:style-name="P5">2.Le système affiche le modèle de page</text:p>
                  <text:p text:style-name="P5">3.Le webmaster remplit les différentes zones</text:p>
                  <text:p text:style-name="P5">4.Le webmaster envoie la page</text:p>
                  <text:p text:style-name="P5">5.Le système enregistre les données dans la base </text:p>
                  <text:p text:style-name="P5">6. Le système affiche un aperçu de la recette</text:p>
                  <text:p text:style-name="P5">7.Le webmaster valide la recette</text:p>
                  <text:p text:style-name="P5">8. Le système passe la recette à « validée » dans la bdd</text:p>
                  <text:p text:style-name="P5">9. Le système ré-affiche la page avec un message : recette ajoutée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10">4a. l’admin a oublié un ou plusieurs champs obligatoires</text:p>
                  <text:p text:style-name="P10">→ Le système affiche un message d’erreur, retour à 3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6">6a. affichage message d’erreur, le modèle reste affiché pour être re-soumis avec ou sans modifications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13">la recette est ajoutée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12">La recette doit être accessible effectivement sur le site en lig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46:26.583000000</dc:date>
    <meta:editing-duration>PT19M59S</meta:editing-duration>
    <meta:editing-cycles>12</meta:editing-cycles>
    <meta:document-statistic meta:table-count="4" meta:image-count="0" meta:object-count="0" meta:page-count="1" meta:paragraph-count="31" meta:word-count="199" meta:character-count="1242" meta:non-whitespace-character-count="1070"/>
  </office:meta>
</office:document-meta>
</file>